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72mm"/>
    </style:style>
    <style:style style:name="co2" style:family="table-column">
      <style:table-column-properties fo:break-before="auto" style:column-width="54.24mm"/>
    </style:style>
    <style:style style:name="co3" style:family="table-column">
      <style:table-column-properties fo:break-before="auto" style:column-width="198.9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06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eeeee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99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99ff66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ff00ff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66ffff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ff66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33ff99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99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eeeee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1" table:default-cell-style-name="ce11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Default"/>
        <table:table-column table:style-name="co1" table:number-columns-repeated="250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Duet 0.6 expansion header pin assignment</text:p>
          </table:table-cell>
          <table:covered-table-cell table:number-columns-repeated="5" table:style-name="ce7"/>
          <table:table-cell table:number-columns-repeated="250"/>
        </table:table-row>
        <table:table-row table:style-name="ro2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ce2" office:value-type="string" calcext:value-type="string">
            <text:p>No. (Duet)</text:p>
          </table:table-cell>
          <table:table-cell table:style-name="ce2" office:value-type="string" calcext:value-type="string">
            <text:p>No. (Duex4)</text:p>
          </table:table-cell>
          <table:table-cell table:style-name="ce2" office:value-type="string" calcext:value-type="string">
            <text:p>Pin Name</text:p>
          </table:table-cell>
          <table:table-cell table:style-name="ce2" office:value-type="string" calcext:value-type="string">
            <text:p>Arduino Pin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Additional Notes</text:p>
          </table:table-cell>
          <table:table-cell table:number-columns-repeated="250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+5V</text:p>
          </table:table-cell>
          <table:table-cell table:style-name="ce3" office:value-type="string" calcext:value-type="string">
            <text:p>n/a</text:p>
          </table:table-cell>
          <table:table-cell table:style-name="ce12"/>
          <table:table-cell table:number-columns-repeated="25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n/a</text:p>
          </table:table-cell>
          <table:table-cell table:style-name="ce12"/>
          <table:table-cell table:number-columns-repeated="25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+3.3V</text:p>
          </table:table-cell>
          <table:table-cell table:style-name="ce3" office:value-type="string" calcext:value-type="string">
            <text:p>n/a</text:p>
          </table:table-cell>
          <table:table-cell table:style-name="ce12"/>
          <table:table-cell table:number-columns-repeated="25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Pull to LOW to reset MCU</text:p>
          </table:table-cell>
          <table:table-cell table:style-name="ce7" office:value-type="string" calcext:value-type="string">
            <text:p>Will become V_IN on the Duet 1.0</text:p>
          </table:table-cell>
          <table:table-cell table:number-columns-repeated="25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PA17_TWD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CP4461 Digipot</text:p>
          </table:table-cell>
          <table:table-cell table:number-columns-repeated="25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PA18_TWCK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CP4461 Digipot</text:p>
          </table:table-cell>
          <table:table-cell table:number-columns-repeated="251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A8_URX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PanelDue/AUX UART line</text:p>
          </table:table-cell>
          <table:table-cell table:number-columns-repeated="25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A9_UTX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anelDue/AUX UART line</text:p>
          </table:table-cell>
          <table:table-cell table:number-columns-repeated="251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A15_CTS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1_STOP</text:p>
          </table:table-cell>
          <table:table-cell table:number-columns-repeated="251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PA14_RTS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PWM Fan Sense</text:p>
          </table:table-cell>
          <table:table-cell table:number-columns-repeated="251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PA13_TXD1</text:p>
          </table:table-cell>
          <table:table-cell table:style-name="ce7" office:value-type="float" office:value="16" calcext:value-type="float">
            <text:p>16</text:p>
          </table:table-cell>
          <table:table-cell table:style-name="ce7"/>
          <table:table-cell table:style-name="ce7" office:value-type="string" calcext:value-type="string">
            <text:p>AB would like to reserve this for playing with the Roland mill</text:p>
          </table:table-cell>
          <table:table-cell table:number-columns-repeated="250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PA12_RXD1</text:p>
          </table:table-cell>
          <table:table-cell table:style-name="ce7" office:value-type="float" office:value="17" calcext:value-type="float">
            <text:p>17</text:p>
          </table:table-cell>
          <table:table-cell table:style-name="ce7"/>
          <table:table-cell table:style-name="ce7" office:value-type="string" calcext:value-type="string">
            <text:p>AB would like to reserve this for playing with the Roland mill</text:p>
          </table:table-cell>
          <table:table-cell table:number-columns-repeated="250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PA11_TXD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ESP8266?</text:p>
          </table:table-cell>
          <table:table-cell table:number-columns-repeated="251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PA12_RXD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ESP8266?</text:p>
          </table:table-cell>
          <table:table-cell table:number-columns-repeated="251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C9_PWMH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1_STEP</text:p>
          </table:table-cell>
          <table:table-cell table:number-columns-repeated="251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C3_PWMH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1_DIR</text:p>
          </table:table-cell>
          <table:table-cell table:number-columns-repeated="251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PC5_PWMH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1_EN</text:p>
          </table:table-cell>
          <table:table-cell table:number-columns-repeated="251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C6_PWML2</text:p>
          </table:table-cell>
          <table:table-cell office:value-type="string" calcext:value-type="string">
            <text:p>X7</text:p>
          </table:table-cell>
          <table:table-cell office:value-type="string" calcext:value-type="string">
            <text:p>E1_PWM</text:p>
          </table:table-cell>
          <table:table-cell table:number-columns-repeated="251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C7_PWMH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2_STEP</text:p>
          </table:table-cell>
          <table:table-cell table:number-columns-repeated="251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B14/PWMH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2_DIR</text:p>
          </table:table-cell>
          <table:table-cell table:number-columns-repeated="251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PC23_PWML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2_PWM</text:p>
          </table:table-cell>
          <table:table-cell table:number-columns-repeated="251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PC22_PWML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3_PWM</text:p>
          </table:table-cell>
          <table:table-cell table:number-columns-repeated="251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PC21_PWML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4_PWM</text:p>
          </table:table-cell>
          <table:table-cell table:number-columns-repeated="251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C20_PWMH4</text:p>
          </table:table-cell>
          <table:table-cell office:value-type="string" calcext:value-type="string">
            <text:p>X8</text:p>
          </table:table-cell>
          <table:table-cell office:value-type="string" calcext:value-type="string">
            <text:p>E2_EN</text:p>
          </table:table-cell>
          <table:table-cell table:number-columns-repeated="251"/>
        </table:table-row>
        <table:table-row table:style-name="ro1">
          <table:table-cell table:style-name="ce9" office:value-type="float" office:value="25" calcext:value-type="float">
            <text:p>2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PC4_PWML1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string" calcext:value-type="string">
            <text:p>Inkjet Clear</text:p>
          </table:table-cell>
          <table:table-cell table:style-name="ce13"/>
          <table:table-cell table:number-columns-repeated="250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SPI0_NPCS1</text:p>
          </table:table-cell>
          <table:table-cell table:style-name="ce7" office:value-type="float" office:value="4" calcext:value-type="float">
            <text:p>4</text:p>
          </table:table-cell>
          <table:table-cell table:style-name="Default"/>
          <table:table-cell table:number-columns-repeated="251"/>
        </table:table-row>
        <table:table-row table:style-name="ro1">
          <table:table-cell table:style-name="ce7" office:value-type="float" office:value="27" calcext:value-type="float">
            <text:p>2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SPI0_NPCS0</text:p>
          </table:table-cell>
          <table:table-cell table:style-name="ce7" office:value-type="float" office:value="10" calcext:value-type="float">
            <text:p>10</text:p>
          </table:table-cell>
          <table:table-cell table:style-name="Default"/>
          <table:table-cell table:number-columns-repeated="251"/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SPI0_SPCK</text:p>
          </table:table-cell>
          <table:table-cell table:style-name="ce7" office:value-type="float" office:value="76" calcext:value-type="float">
            <text:p>76</text:p>
          </table:table-cell>
          <table:table-cell table:style-name="Default"/>
          <table:table-cell table:number-columns-repeated="251"/>
        </table:table-row>
        <table:table-row table:style-name="ro1">
          <table:table-cell table:style-name="ce7" office:value-type="float" office:value="29" calcext:value-type="float">
            <text:p>29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SPI0_MOSI</text:p>
          </table:table-cell>
          <table:table-cell table:style-name="ce7" office:value-type="float" office:value="75" calcext:value-type="float">
            <text:p>75</text:p>
          </table:table-cell>
          <table:table-cell table:style-name="Default"/>
          <table:table-cell table:number-columns-repeated="251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SPI0_MISO</text:p>
          </table:table-cell>
          <table:table-cell table:style-name="ce7" office:value-type="float" office:value="74" calcext:value-type="float">
            <text:p>74</text:p>
          </table:table-cell>
          <table:table-cell table:style-name="Default"/>
          <table:table-cell table:number-columns-repeated="251"/>
        </table:table-row>
        <table:table-row table:style-name="ro1">
          <table:table-cell table:style-name="ce9" office:value-type="float" office:value="31" calcext:value-type="float">
            <text:p>3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PB15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Inkjet Output Enable</text:p>
          </table:table-cell>
          <table:table-cell table:number-columns-repeated="251"/>
        </table:table-row>
        <table:table-row table:style-name="ro1">
          <table:table-cell table:style-name="ce9" office:value-type="float" office:value="32" calcext:value-type="float">
            <text:p>3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PB16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string" calcext:value-type="string">
            <text:p>Inkjet Storage Clock</text:p>
          </table:table-cell>
          <table:table-cell table:number-columns-repeated="251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PA16_AD7</text:p>
          </table:table-cell>
          <table:table-cell office:value-type="string" calcext:value-type="string">
            <text:p>AD0</text:p>
          </table:table-cell>
          <table:table-cell office:value-type="string" calcext:value-type="string">
            <text:p>E1_THERMISTOR</text:p>
          </table:table-cell>
          <table:table-cell table:number-columns-repeated="251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PA2_AD0</text:p>
          </table:table-cell>
          <table:table-cell office:value-type="string" calcext:value-type="string">
            <text:p>AD7</text:p>
          </table:table-cell>
          <table:table-cell office:value-type="string" calcext:value-type="string">
            <text:p>E2_THERMISTOR</text:p>
          </table:table-cell>
          <table:table-cell table:number-columns-repeated="251"/>
        </table:table-row>
        <table:table-row table:style-name="ro1">
          <table:table-cell table:style-name="ce9" office:value-type="float" office:value="35" calcext:value-type="float">
            <text:p>3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PB12_TWD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Inkjet Shift Clock</text:p>
          </table:table-cell>
          <table:table-cell table:number-columns-repeated="251"/>
        </table:table-row>
        <table:table-row table:style-name="ro1">
          <table:table-cell table:style-name="ce7" office:value-type="float" office:value="36" calcext:value-type="float">
            <text:p>36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PB13_TWCK1</text:p>
          </table:table-cell>
          <table:table-cell table:style-name="ce7" office:value-type="float" office:value="21" calcext:value-type="float">
            <text:p>21</text:p>
          </table:table-cell>
          <table:table-cell table:style-name="Default"/>
          <table:table-cell table:number-columns-repeated="251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PB17_AD10</text:p>
          </table:table-cell>
          <table:table-cell office:value-type="string" calcext:value-type="string">
            <text:p>AD8</text:p>
          </table:table-cell>
          <table:table-cell office:value-type="string" calcext:value-type="string">
            <text:p>E3_THERMISTOR</text:p>
          </table:table-cell>
          <table:table-cell table:number-columns-repeated="251"/>
        </table:table-row>
        <table:table-row table:style-name="ro3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PB18_AD11</text:p>
          </table:table-cell>
          <table:table-cell office:value-type="string" calcext:value-type="string">
            <text:p>AD9</text:p>
          </table:table-cell>
          <table:table-cell office:value-type="string" calcext:value-type="string">
            <text:p>E4_THERMISTOR</text:p>
          </table:table-cell>
          <table:table-cell table:number-columns-repeated="251"/>
        </table:table-row>
        <table:table-row table:style-name="ro3"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PB19_AD12</text:p>
          </table:table-cell>
          <table:table-cell table:style-name="ce10" office:value-type="string" calcext:value-type="string">
            <text:p>64 (AD10)</text:p>
          </table:table-cell>
          <table:table-cell table:style-name="ce10" office:value-type="string" calcext:value-type="string">
            <text:p>Z Probe ADC</text:p>
          </table:table-cell>
          <table:table-cell office:value-type="string" calcext:value-type="string">
            <text:p>VSSA on Duet 0.8.5</text:p>
          </table:table-cell>
          <table:table-cell table:number-columns-repeated="250"/>
        </table:table-row>
        <table:table-row table:style-name="ro1">
          <table:table-cell table:style-name="ce9" office:value-type="float" office:value="40" calcext:value-type="float">
            <text:p>40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PB20_AD13</text:p>
          </table:table-cell>
          <table:table-cell table:style-name="ce9" office:value-type="string" calcext:value-type="string">
            <text:p>65 (AD11)</text:p>
          </table:table-cell>
          <table:table-cell table:style-name="ce9" office:value-type="string" calcext:value-type="string">
            <text:p>Inkjet Serial Out</text:p>
          </table:table-cell>
          <table:table-cell table:number-columns-repeated="251"/>
        </table:table-row>
        <table:table-row table:style-name="ro1"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PB21_AD14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string" calcext:value-type="string">
            <text:p>Z Probe Mod Pin</text:p>
          </table:table-cell>
          <table:table-cell table:style-name="ce7" office:value-type="string" calcext:value-type="string">
            <text:p>Pin X25 on Duet 0.7</text:p>
          </table:table-cell>
          <table:table-cell table:number-columns-repeated="250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PC11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E3_STEP</text:p>
          </table:table-cell>
          <table:table-cell table:number-columns-repeated="251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PC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3_DIR</text:p>
          </table:table-cell>
          <table:table-cell table:number-columns-repeated="251"/>
        </table:table-row>
        <table:table-row table:style-name="ro3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PC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3_EN</text:p>
          </table:table-cell>
          <table:table-cell table:number-columns-repeated="251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PC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4_STEP</text:p>
          </table:table-cell>
          <table:table-cell table:number-columns-repeated="251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PC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4_DIR</text:p>
          </table:table-cell>
          <table:table-cell table:number-columns-repeated="251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PC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4_EN</text:p>
          </table:table-cell>
          <table:table-cell table:number-columns-repeated="251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PC1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2_STOP</text:p>
          </table:table-cell>
          <table:table-cell table:number-columns-repeated="251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PC18_PWMH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3_STOP</text:p>
          </table:table-cell>
          <table:table-cell table:number-columns-repeated="251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PC19_PWMH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4_STOP</text:p>
          </table:table-cell>
          <table:table-cell table:number-columns-repeated="25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2">00.00.0000</text:date>, <text:time style:data-style-name="N2" text:time-value="22:23:20.66223237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2T22:30:10.341949543</dc:date>
    <meta:editing-duration>PT18M36S</meta:editing-duration>
    <meta:editing-cycles>3</meta:editing-cycles>
    <meta:generator>LibreOffice/4.4.5.2$Linux_X86_64 LibreOffice_project/40m0$Build-2</meta:generator>
    <meta:document-statistic meta:table-count="1" meta:cell-count="227" meta:object-count="0"/>
  </office:meta>
</office:document-meta>
</file>